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23.5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 office:value-type="string">
            <text:p>Spikes</text:p>
          </table:table-cell>
          <table:table-cell table:style-name="ce1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FireStorm</text:p>
          </table:table-cell>
          <table:table-cell table:style-name="ce2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 office:value-type="string">
            <text:p>PackReinforcement</text:p>
          </table:table-cell>
          <table:table-cell office:value-type="string">
            <text:p>Adds +1/X of each caster's adjacent friendly unit to the caster's attack </text:p>
          </table:table-cell>
        </table:table-row>
        <table:table-row table:style-name="ro1"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.12.2010</text:date>, <text:time>14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18M45S</meta:editing-duration>
    <meta:editing-cycles>24</meta:editing-cycles>
    <meta:generator>OpenOffice.org/3.1$Win32 OpenOffice.org_project/310m19$Build-9420</meta:generator>
    <dc:date>2010-12-29T14:47:33.35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